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font-size="10pt" style:font-size-asian="10pt" style:font-size-complex="10pt"/>
    </style:style>
    <style:style style:name="P2" style:family="paragraph" style:parent-style-name="Standard">
      <style:paragraph-properties fo:text-align="start" style:justify-single-word="false" style:text-autospace="none"/>
      <style:text-properties fo:font-size="10pt" style:font-size-asian="10pt" style:font-size-complex="10pt"/>
    </style:style>
    <style:style style:name="P3" style:family="paragraph" style:parent-style-name="Standard">
      <style:paragraph-properties style:text-autospace="non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g. 42</text:p>
      <text:p text:style-name="P2"><text:s/>The diamond, he said, represented <text:span text:style-name="T4">purity, firmness </text:span><text:span text:style-name="T5">and</text:span><text:span text:style-name="T4"> faith</text:span></text:p>
      <text:p text:style-name="P2">and symbolized all those things in her and his great</text:p>
      <text:p text:style-name="P3"><text:span text:style-name="T2">trust</text:span><text:span text:style-name="T1"> in her.</text:span></text:p>
      <text:p text:style-name="P1"/>
      <text:p text:style-name="P1">pg. 42</text:p>
      <text:p text:style-name="P1"><text:s/>In thanking Robert for the ring, Marie wrote that</text:p>
      <text:p text:style-name="P2">so long as she lived, she would wear it in honor of him,</text:p>
      <text:p text:style-name="P2">and as an emblem of <text:span text:style-name="T4">faith</text:span> and <text:span text:style-name="T4">trust</text:span> in the greatest</text:p>
      <text:p text:style-name="P1">man in the world.</text:p>
      <text:p text:style-name="P1"/>
      <text:p text:style-name="P1"/>
      <text:p text:style-name="P1">Was going to post this as a response to BA's post [September 10, 2012], but I didn't because I realized I had not yet checked RG's cotton campaign to see how it is connected with Lindbergh or RG's red-letter day:</text:p>
      <text:p text:style-name="P1"/>
      <text:p text:style-name="P1">Hello BA and Udithag,<text:line-break/><text:line-break/>I don't have Lindbergh solved, but I'll throw out some ideas and thoughts that might get us closer to the answer.  Just thinking out loud...<text:line-break/><text:line-break/>pg. 108<text:line-break/>RG dreams of the day when he, like Lindbergh, would cross the country in his great [Ezekiel] airplane.  So Lindbergh sounds like a cycle.<text:line-break/><text:line-break/>pg. 88<text:line-break/>First mention of Lindbergh in TTTA.  Lindbergh might have a connection to Mercury because 88 is the heliocentric period of Mercury.<text:line-break/><text:line-break/><text:line-break/>I think weeks are important here.  There is a lot of emphasis on weeks.  See the following measurements:<text:line-break/><text:line-break/>pg. 101<text:line-break/>RG's red-letter day (May 21, 1927) is 2 weeks from the week ending May 7th, 1927 (the greatest week in RG's life up to that "time").  <text:line-break/><text:line-break/>pg. 105<text:line-break/>RG's red-letter day (May 21, 1927) is exactly 30 weeks (210 days) since RG visits Marie in Sherman, Texas.  <text:line-break/><text:line-break/>pg. 106<text:line-break/>"The <text:span text:style-name="T3">past week</text:span> has been a great one for us, and yesterday, the 21st, was the greatest day in history."<text:line-break/><text:line-break/>pg. 105, 106<text:line-break/>Mentions of Lindbergh taking a "lone flight", and as a "lone aviator", suggests that there might only be one planet involved (at least at this point in the story).  <text:line-break/><text:line-break/>pg. 146<text:line-break/>Interestingly, RG says he bought Right Aeroplane stock at 31 on May 21st, 1927.  31 on the wheel of 24 is 105 degrees... the same number as the page number of RG's red-letter day.  Geocentric Pluto is at 105 degrees that day.<text:line-break/><text:line-break/>My question: What is the Atlantic?  <text:line-break/>We have country/city rulerships as:<text:line-break/>Ireland = Taurus<text:line-break/>New York = Cancer<text:line-break/>Paris = Virgo<text:line-break/><text:line-break/>Assuming those values are correct, simply going from New York to Paris would only encompass 3 zodiac signs.  But since Ireland is also mentioned, that might mean we need to go an extra loop around.  In that case, the total traversed distance would be 360 + 2 signs = 420 degrees.  Allan Blakstad mentioned a cycle of 420 degrees in one of his posts.  But what is the <text:soft-page-break/>Atlantic?  In reference to Lindbergh's flight, the words used are "from New York across the Atlantic to Paris" [pg. 103], and "flight across the<text:line-break/>Atlantic from New York to Paris" [pg. 88], "flight across the Atlantic" [pg. 105], and "crossed the Atlantic" [pg. 106].  So is the Atlantic actually Capricorn (opposite of New York)?  Or perhaps Aquarius, the midpoint of the movement from New York around to Paris?  I might have to wait until other parts of TTTA offer up more clues.<text:line-break/><text:line-break/>Also there is something strange about RG being "fired" with enthusiasm.  Enthusiasm is mentioned several times in connection with Lindbergh's landing in Paris.  <text:line-break/><text:line-break/>I am wondering why BA capitalized the word "Season" in that quote.  Is it a hint?  Perhaps this is just a coincidence, but Spring 1927 (the season of May 21, 1927) is the 83rd season since RG's birth, and in numerology, the value of "Charles A. Lindbergh" is 83.<text:line-break/><text:line-break/>Any further thoughts on Lindbergh are welcome...<text:line-break/><text:line-break/>-Ry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05T14:14:52</meta:creation-date>
    <dc:date>2012-09-11T06:52:38</dc:date>
    <meta:editing-duration>P1DT23H26M14S</meta:editing-duration>
    <meta:editing-cycles>5</meta:editing-cycles>
    <meta:generator>LibreOffice/3.3$Unix LibreOffice_project/330m18$Build-4</meta:generator>
    <meta:document-statistic meta:table-count="0" meta:image-count="0" meta:object-count="0" meta:page-count="2" meta:paragraph-count="11" meta:word-count="597" meta:character-count="3326"/>
  </office:meta>
</office:document-meta>
</file>